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Constantia" svg:font-family="Constant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nstantia" officeooo:rsid="001e69fd" officeooo:paragraph-rsid="001e69fd"/>
    </style:style>
    <style:style style:name="P2" style:family="paragraph" style:parent-style-name="Standard">
      <style:text-properties style:font-name="Constantia" officeooo:rsid="002653b2" officeooo:paragraph-rsid="002653b2"/>
    </style:style>
    <style:style style:name="P3" style:family="paragraph" style:parent-style-name="Standard">
      <style:text-properties style:font-name="Constantia" officeooo:rsid="00277ce2" officeooo:paragraph-rsid="00277ce2"/>
    </style:style>
    <style:style style:name="P4" style:family="paragraph" style:parent-style-name="Standard">
      <style:text-properties style:font-name="Constantia" officeooo:rsid="002b0dd3" officeooo:paragraph-rsid="002b0dd3"/>
    </style:style>
    <style:style style:name="P5" style:family="paragraph" style:parent-style-name="Standard">
      <style:text-properties style:font-name="Constantia" officeooo:rsid="002e4869" officeooo:paragraph-rsid="002e4869"/>
    </style:style>
    <style:style style:name="P6" style:family="paragraph" style:parent-style-name="Standard">
      <style:text-properties style:font-name="Constantia" officeooo:rsid="0030465c" officeooo:paragraph-rsid="0030465c"/>
    </style:style>
    <style:style style:name="P7" style:family="paragraph" style:parent-style-name="Standard">
      <style:text-properties style:font-name="Constantia" officeooo:rsid="0030b148" officeooo:paragraph-rsid="0030b148"/>
    </style:style>
    <style:style style:name="P8" style:family="paragraph" style:parent-style-name="Standard">
      <style:text-properties style:font-name="Constantia" fo:font-size="15pt" style:text-underline-style="solid" style:text-underline-width="auto" style:text-underline-color="font-color" officeooo:rsid="001e69fd" officeooo:paragraph-rsid="001e69fd" style:font-size-asian="15pt" style:font-size-complex="15pt"/>
    </style:style>
    <style:style style:name="P9" style:family="paragraph" style:parent-style-name="Standard">
      <style:text-properties style:font-name="Constantia" fo:font-size="15pt" style:text-underline-style="solid" style:text-underline-width="auto" style:text-underline-color="font-color" officeooo:rsid="0035a714" officeooo:paragraph-rsid="0035a714" style:font-size-asian="15pt" style:font-size-complex="15pt"/>
    </style:style>
    <style:style style:name="P10" style:family="paragraph" style:parent-style-name="Standard">
      <style:paragraph-properties fo:break-before="page"/>
      <style:text-properties style:font-name="Constantia" fo:font-size="15pt" style:text-underline-style="solid" style:text-underline-width="auto" style:text-underline-color="font-color" officeooo:rsid="0035a714" officeooo:paragraph-rsid="0035a714" style:font-size-asian="15pt" style:font-size-complex="15pt"/>
    </style:style>
    <style:style style:name="P11" style:family="paragraph" style:parent-style-name="Standard">
      <style:text-properties style:font-name="Constantia" officeooo:rsid="001e69fd" officeooo:paragraph-rsid="001e69fd"/>
    </style:style>
    <style:style style:name="P12" style:family="paragraph" style:parent-style-name="Standard">
      <style:text-properties style:font-name="Constantia" officeooo:rsid="00418c59" officeooo:paragraph-rsid="00418c59" fo:background-color="#fff200"/>
    </style:style>
    <style:style style:name="P13" style:family="paragraph" style:parent-style-name="Standard">
      <style:text-properties style:font-name="Constantia" officeooo:rsid="0040598f" officeooo:paragraph-rsid="0040598f" fo:background-color="#fff200"/>
    </style:style>
    <style:style style:name="P14" style:family="paragraph" style:parent-style-name="Standard">
      <style:text-properties style:font-name="Constantia" fo:font-size="12pt" style:text-underline-style="none" officeooo:rsid="00387ecf" officeooo:paragraph-rsid="00387ecf" style:font-size-asian="12pt" style:font-size-complex="12pt"/>
    </style:style>
    <style:style style:name="P15" style:family="paragraph" style:parent-style-name="Standard" style:list-style-name="L1">
      <style:text-properties style:font-name="Constantia" fo:font-size="12pt" style:text-underline-style="none" officeooo:rsid="00387ecf" officeooo:paragraph-rsid="00387ecf" style:font-size-asian="12pt" style:font-size-complex="12pt"/>
    </style:style>
    <style:style style:name="P16" style:family="paragraph" style:parent-style-name="Standard">
      <style:text-properties style:font-name="Constantia" fo:font-size="12pt" style:text-underline-style="none" officeooo:rsid="0039568d" officeooo:paragraph-rsid="00387ecf" style:font-size-asian="12pt" style:font-size-complex="12pt"/>
    </style:style>
    <style:style style:name="P17" style:family="paragraph" style:parent-style-name="Standard">
      <style:text-properties style:font-name="Constantia" fo:font-size="12pt" style:text-underline-style="none" officeooo:rsid="0039b26a" officeooo:paragraph-rsid="0039b26a" style:font-size-asian="12pt" style:font-size-complex="12pt"/>
    </style:style>
    <style:style style:name="P18" style:family="paragraph" style:parent-style-name="Standard">
      <style:text-properties style:font-name="Constantia" fo:font-size="12pt" style:text-underline-style="none" officeooo:rsid="0039b26a" officeooo:paragraph-rsid="003a4b16" style:font-size-asian="12pt" style:font-size-complex="12pt"/>
    </style:style>
    <style:style style:name="P19" style:family="paragraph" style:parent-style-name="Standard">
      <style:text-properties style:font-name="Constantia" fo:font-size="12pt" style:text-underline-style="none" officeooo:rsid="003a4b16" officeooo:paragraph-rsid="003a4b16" style:font-size-asian="12pt" style:font-size-complex="12pt"/>
    </style:style>
    <style:style style:name="P20" style:family="paragraph" style:parent-style-name="Standard">
      <style:text-properties style:font-name="Constantia" fo:font-size="12pt" style:text-underline-style="none" officeooo:rsid="003c89db" officeooo:paragraph-rsid="003c89db" style:font-size-asian="12pt" style:font-size-complex="12pt"/>
    </style:style>
    <style:style style:name="P21" style:family="paragraph" style:parent-style-name="Standard" style:list-style-name="L2">
      <style:text-properties style:font-name="Constantia" fo:font-size="12pt" style:text-underline-style="none" officeooo:rsid="003c89db" officeooo:paragraph-rsid="003c89db" style:font-size-asian="12pt" style:font-size-complex="12pt"/>
    </style:style>
    <style:style style:name="P22" style:family="paragraph" style:parent-style-name="Standard">
      <style:text-properties fo:font-size="12pt" officeooo:rsid="00387ecf" officeooo:paragraph-rsid="00387ecf" style:font-size-asian="12pt" style:font-size-complex="12pt"/>
    </style:style>
    <style:style style:name="P23" style:family="paragraph" style:parent-style-name="Standard">
      <style:text-properties fo:font-size="12pt" officeooo:rsid="0039b26a" officeooo:paragraph-rsid="0039b26a" style:font-size-asian="12pt" style:font-size-complex="12pt"/>
    </style:style>
    <style:style style:name="P24" style:family="paragraph" style:parent-style-name="Standard">
      <style:text-properties fo:font-size="12pt" officeooo:rsid="003a4b16" officeooo:paragraph-rsid="003a4b16" style:font-size-asian="12pt" style:font-size-complex="12pt"/>
    </style:style>
    <style:style style:name="T1" style:family="text">
      <style:text-properties style:text-underline-style="solid" style:text-underline-width="auto" style:text-underline-color="font-color"/>
    </style:style>
    <style:style style:name="T2" style:family="text">
      <style:text-properties officeooo:rsid="0021d221"/>
    </style:style>
    <style:style style:name="T3" style:family="text">
      <style:text-properties officeooo:rsid="00229672"/>
    </style:style>
    <style:style style:name="T4" style:family="text">
      <style:text-properties officeooo:rsid="0023c11a"/>
    </style:style>
    <style:style style:name="T5" style:family="text">
      <style:text-properties officeooo:rsid="00248e01"/>
    </style:style>
    <style:style style:name="T6" style:family="text">
      <style:text-properties officeooo:rsid="002653b2"/>
    </style:style>
    <style:style style:name="T7" style:family="text">
      <style:text-properties officeooo:rsid="0028558d"/>
    </style:style>
    <style:style style:name="T8" style:family="text">
      <style:text-properties officeooo:rsid="002b0dd3"/>
    </style:style>
    <style:style style:name="T9" style:family="text">
      <style:text-properties officeooo:rsid="002c3243"/>
    </style:style>
    <style:style style:name="T10" style:family="text">
      <style:text-properties officeooo:rsid="002f12de"/>
    </style:style>
    <style:style style:name="T11" style:family="text">
      <style:text-properties officeooo:rsid="003228b3"/>
    </style:style>
    <style:style style:name="T12" style:family="text">
      <style:text-properties officeooo:rsid="0032e5a1"/>
    </style:style>
    <style:style style:name="T13" style:family="text">
      <style:text-properties style:font-name="Constantia" fo:font-size="15pt" style:text-underline-style="none" style:font-size-asian="15pt" style:font-size-complex="15pt"/>
    </style:style>
    <style:style style:name="T14" style:family="text">
      <style:text-properties style:font-name="Constantia" fo:font-size="15pt" style:text-underline-style="none" officeooo:rsid="0039568d" style:font-size-asian="15pt" style:font-size-complex="15pt"/>
    </style:style>
    <style:style style:name="T15" style:family="text">
      <style:text-properties style:font-name="Constantia" fo:font-size="15pt" style:text-underline-style="none" officeooo:rsid="003f1b18" style:font-size-asian="15pt" style:font-size-complex="15pt"/>
    </style:style>
    <style:style style:name="T16" style:family="text">
      <style:text-properties style:font-name="Constantia" style:text-underline-style="none"/>
    </style:style>
    <style:style style:name="T17" style:family="text">
      <style:text-properties style:font-name="Constantia" style:text-underline-style="none" officeooo:rsid="0039568d"/>
    </style:style>
    <style:style style:name="T18" style:family="text">
      <style:text-properties style:font-name="Constantia" style:text-underline-style="none" officeooo:rsid="003f1b18"/>
    </style:style>
    <style:style style:name="T19" style:family="text">
      <style:text-properties officeooo:rsid="004277c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int de vue de l’utilisateur :</text:p>
      <text:p text:style-name="P1"/>
      <text:p text:style-name="P1"><text:span text:style-name="T1">Produit <text:s/>attendu :</text:span> -<text:span text:style-name="T2">Un d</text:span>rive communautaire afin de permettre aux <text:span text:style-name="T8">étudiants</text:span> de l’IUT de se partager les TP, fichiers, codes, projets pour leurs simplifier la vie de manière simple rapide et efficace. <text:span text:style-name="T3">(de type SaaS)</text:span></text:p>
      <text:p text:style-name="P1"/>
      <text:p text:style-name="P12"><text:span text:style-name="T19">(</text:span>Serveur : Online : Cloud → 4€/mois<text:span text:style-name="T19">)</text:span></text:p>
      <text:p text:style-name="P1"/>
      <text:p text:style-name="P1">- <text:span text:style-name="T6">Application Java :</text:span></text:p>
      <text:p text:style-name="P13">(A réfléchir : .NET (compatible linux), <text:span text:style-name="T19">langage go, (google a peut etre d’autre langage de programmation )</text:span>)</text:p>
      <text:p text:style-name="P1"><text:tab/>-<text:span text:style-name="T4">Télécharger, synchroniser et mettre en ligne des fichiers.</text:span></text:p>
      <text:p text:style-name="P1"><text:tab/>-<text:span text:style-name="T5">Un Tchat afin de communiquer rapidement sur certains fichiers.</text:span></text:p>
      <text:p text:style-name="P1"><text:tab/>-<text:span text:style-name="T6">Connexion avec compte LDAP ou inscription en tant que compte <text:tab/>indépendant.</text:span></text:p>
      <text:p text:style-name="P1"/>
      <text:p text:style-name="P1">- <text:span text:style-name="T6">Application WEB :</text:span></text:p>
      <text:p text:style-name="P13">(A réfléchir : node.js, LARAVEL)</text:p>
      <text:p text:style-name="P1"><text:tab/>- <text:span text:style-name="T6">Télécharger les fichiers disponibles mit en ligne par les utilisateurs</text:span></text:p>
      <text:p text:style-name="P1"><text:tab/>- </text:p>
      <text:p text:style-name="P1"/>
      <text:p text:style-name="P2">Pour l’installation, l’utilisateur n’aura qu’à rentrer un URL dans son navigateur pour l’application Java, un .jar sera disponible pour l’utilisateur ; on peut imaginer qu’une option sera disponible pour la lancer directement au démarrage de la session (dans .bash_rc par exemple).</text:p>
      <text:p text:style-name="P2"/>
      <text:p text:style-name="P3">Le manuel sera réalisé dans un onglet ‘Aide’ <text:span text:style-name="T7">sur l’application Java et sur une page de l’interface web.</text:span></text:p>
      <text:p text:style-name="P3"/>
      <text:p text:style-name="P4">Les deux applications sont dévéloppés pour les étudiants de l’IUT. <text:span text:style-name="T9">L’application web sera alors disponible depuis toutes les machines possédant un navigateur web. L’application JAVA sera alors disponible sur toutes les machines ayant JAVA soit disponible sur windows, linux ou macOS.</text:span></text:p>
      <text:p text:style-name="P5"/>
      <text:p text:style-name="P5">Le stockage des fichiers doit être disponible à tout moment, <text:span text:style-name="T10">que les fichiers ne soient pas écrasé par erreur par d’autre utilisateur soit que deux fichiers n’aient pas le même nom.</text:span> </text:p>
      <text:p text:style-name="P6">L’injection SQL doit être prise en compte et évité.</text:p>
      <text:p text:style-name="P7">Les fichiers envoyé sur l’application ne doivent pas dépasser une certaine taille pour ne pas surcharger la taille max du stockage. </text:p>
      <text:p text:style-name="P3"/>
      <text:p text:style-name="P7">Liste des logiciels similaires : Dropbox (pour la partie partage cloud), explorateur <text:span text:style-name="T12">W</text:span>indows pour l’interface de l’application <text:span text:style-name="T11">et tout sorte de forum pour la partie entraide des étudiants.</text:span></text:p>
      <text:p text:style-name="P7"/>
      <text:p text:style-name="P9"/>
      <text:p text:style-name="P10">Point de vue développeur :</text:p>
      <text:p text:style-name="P9"/>
      <text:p text:style-name="P14">Le projet se divisera en plusieurs modules :</text:p>
      <text:list xml:id="list2372890540" text:style-name="L1">
        <text:list-item>
          <text:p text:style-name="P15">Module Web (Laravel)</text:p>
        </text:list-item>
        <text:list-item>
          <text:p text:style-name="P15">Module application Java</text:p>
        </text:list-item>
        <text:list-item>
          <text:p text:style-name="P15">Module Serveur et base de donnée</text:p>
        </text:list-item>
      </text:list>
      <text:p text:style-name="P22"><text:span text:style-name="T16">/!\ </text:span><text:span text:style-name="T17">Plus de choses à décrire</text:span></text:p>
      <text:p text:style-name="P16"/>
      <text:p text:style-name="P23"><text:span text:style-name="T17">O</text:span><text:span text:style-name="T16">utils de développement : </text:span></text:p>
      <text:p text:style-name="P17">-Java</text:p>
      <text:p text:style-name="P17">-Framework Laravel</text:p>
      <text:p text:style-name="P17"/>
      <text:p text:style-name="P18">Tout code écrit doit être commenté. Chaque variable utilisé sur Laravel doit être la même en Java.</text:p>
      <text:p text:style-name="P18"/>
      <text:p text:style-name="P24"><text:span text:style-name="T16">Nous allons découvrir le framework Laravel, le </text:span><text:span text:style-name="T18">déploiement</text:span><text:span text:style-name="T16"> d’un serveur et l’approfondissement du langage JAVA.</text:span></text:p>
      <text:p text:style-name="P19"/>
      <text:p text:style-name="P19"/>
      <text:p text:style-name="P19"/>
      <text:p text:style-name="P19"/>
      <text:p text:style-name="P19"/>
      <text:p text:style-name="P20">Risques de ralentissement pour la réalisation : </text:p>
      <text:list xml:id="list3089682697" text:style-name="L2">
        <text:list-item>
          <text:p text:style-name="P21">Ne pas avoir de serveur pour y placer Laravel ainsi que les fichiers nécessair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Constantia" svg:font-family="Constant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5:27:35.188699428</meta:creation-date>
    <dc:date>2018-11-22T13:49:46.596000000</dc:date>
    <meta:editing-duration>PT1H30M13S</meta:editing-duration>
    <meta:editing-cycles>31</meta:editing-cycles>
    <meta:generator>LibreOffice/6.0.6.2$Windows_X86_64 LibreOffice_project/0c292870b25a325b5ed35f6b45599d2ea4458e77</meta:generator>
    <meta:document-statistic meta:table-count="0" meta:image-count="0" meta:object-count="0" meta:page-count="2" meta:paragraph-count="32" meta:word-count="402" meta:character-count="2518" meta:non-whitespace-character-count="2140"/>
  </office:meta>
</office:document-meta>
</file>